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8.461cm" fo:margin-left="0cm" table:align="left"/>
    </style:style>
    <style:style style:name="Tabelle1.A" style:family="table-column">
      <style:table-column-properties style:column-width="9.23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" style:family="paragraph" style:parent-style-name="Text_20_body">
      <style:text-properties style:font-name="Arial" fo:font-size="11pt" style:font-size-asian="11pt" style:font-name-complex="Arial"/>
    </style:style>
    <style:style style:name="P3" style:family="paragraph" style:parent-style-name="Table_20_Contents" style:list-style-name="L1">
      <style:text-properties fo:color="#000000" style:font-name="Liberation Serif" fo:font-size="12pt" style:font-size-asian="12pt" style:font-size-complex="12pt"/>
    </style:style>
    <style:style style:name="P4" style:family="paragraph" style:parent-style-name="Table_20_Contents">
      <style:text-properties fo:color="#000000" style:font-name="Liberation Serif" fo:font-size="12pt" officeooo:rsid="00003cd6" officeooo:paragraph-rsid="00003cd6" style:font-size-asian="12pt" style:font-size-complex="12pt"/>
    </style:style>
    <style:style style:name="P5" style:family="paragraph" style:parent-style-name="Text_20_body" style:master-page-name="MP0">
      <style:paragraph-properties style:page-number="auto" fo:break-before="page"/>
    </style:style>
    <text:list-style style:name="L1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US51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Design Inbox Tickets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Nutzer möchte eine Seite haben, wo ich alle Tickets sehe, die mir von anderen zugewiesen worden sind. Ich kann diese Tickets annehmen oder ablehnen.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list xml:id="list1024881515" text:style-name="L1">
              <text:list-item>
                <text:p text:style-name="P3">Es exisitert eine Tabelle, wo Tickets nach folgenden Bedingungen angezeigt werden:</text:p>
                <text:list>
                  <text:list-item>
                    <text:p text:style-name="P3">Das Ticket besitzt den Status “open”.</text:p>
                  </text:list-item>
                  <text:list-item>
                    <text:p text:style-name="P3">Das Ticket wurde mir, dem Nutzer, zugewiesen.</text:p>
                  </text:list-item>
                  <text:list-item>
                    <text:p text:style-name="P3">Das Ticket besitzt den Status “not accepted” </text:p>
                  </text:list-item>
                </text:list>
              </text:list-item>
              <text:list-item>
                <text:p text:style-name="P3">Es exisitert eine Option, das Ticket anzunehmen oder abzulehnen. </text:p>
              </text:list-item>
            </text:list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Alexander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4">9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ext_20_Body" style:display-name="Text Body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style:line-height-at-least="0.176cm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8LVL1" style:display-name="WW_CharLFO8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Ashley</meta:initial-creator>
    <meta:creation-date>2019-03-28T11:09:00Z</meta:creation-date>
    <dc:date>2019-03-28T18:38:46.393000000</dc:date>
    <meta:editing-cycles>3</meta:editing-cycles>
    <meta:editing-duration>PT4S</meta:editing-duration>
    <meta:document-statistic meta:table-count="1" meta:image-count="0" meta:object-count="0" meta:page-count="1" meta:paragraph-count="23" meta:word-count="95" meta:character-count="615" meta:non-whitespace-character-count="546"/>
    <meta:template xlink:type="simple" xlink:actuate="onRequest" xlink:title="" xlink:href="Normal.dotm"/>
  </office:meta>
</office:document-meta>
</file>